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5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6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7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.677cm" fo:min-width="0.704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fo:min-height="0cm" fo:min-width="0cm" fo:padding-top="0.13cm" fo:padding-bottom="0.13cm" fo:padding-left="0.25cm" fo:padding-right="0.25cm" fo:wrap-option="no-wrap" draw:shadow="visible" draw:shadow-offset-x="0.212cm" draw:shadow-offset-y="0.212cm" draw:shadow-color="#919191" draw:shadow-opacity="100%"/>
    </style:style>
    <style:style style:name="gr11" style:family="graphic" style:parent-style-name="standard">
      <style:graphic-properties draw:stroke="solid" svg:stroke-width="0.102cm" svg:stroke-color="#000000" draw:marker-start="msArrowOpenEnd_20_5" draw:marker-start-width="0.459cm" draw:marker-start-center="false" draw:fill="solid" draw:fill-color="#47b8b8" draw:textarea-horizontal-align="center" draw:textarea-vertical-align="top" draw:auto-grow-height="false" draw:fit-to-size="false" fo:min-height="2.49cm" fo:min-width="10.745cm" fo:padding-top="0.025cm" fo:padding-bottom="0.025cm" fo:padding-left="0.025cm" fo:padding-right="0.0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252cm" fo:padding-bottom="0.252cm" fo:padding-left="0.377cm" fo:padding-right="0.377cm" fo:wrap-option="wrap"/>
    </style:style>
    <style:style style:name="gr13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fo:min-height="0cm" fo:min-width="0cm" fo:padding-top="0.123cm" fo:padding-bottom="0.123cm" fo:padding-left="0.251cm" fo:padding-right="0.251cm" fo:wrap-option="no-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כותרת_20_ותוכן_5f_-title">
      <style:graphic-properties fo:min-height="1.776cm"/>
    </style:style>
    <style:style style:name="pr4" style:family="presentation" style:parent-style-name="כותרת_20_ותוכן_5f_-notes">
      <style:graphic-properties draw:fill-color="#ffffff" fo:min-height="13.364cm"/>
    </style:style>
    <style:style style:name="pr5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6" style:family="presentation" style:parent-style-name="Default-outline1">
      <style:graphic-properties draw:stroke="none" svg:stroke-width="0cm" draw:fill="none" draw:textarea-vertical-align="top" draw:auto-grow-height="true" draw:fit-to-size="false" fo:min-height="12.381cm" fo:padding-top="0cm" fo:padding-bottom="0cm" fo:padding-left="0cm" fo:padding-right="0cm" fo:wrap-option="wrap"/>
    </style:style>
    <style:style style:name="pr7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fo:min-height="20.437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15.859cm" fo:padding-top="0cm" fo:padding-bottom="0cm" fo:padding-left="0cm" fo:padding-right="0cm" fo:wrap-option="wrap"/>
    </style:style>
    <style:style style:name="pr11" style:family="presentation" style:parent-style-name="Default-title">
      <style:graphic-properties draw:stroke="none" svg:stroke-width="0cm" draw:fill="none" draw:textarea-vertical-align="middle" draw:auto-grow-height="true" draw:fit-to-size="false" fo:min-height="4.573cm" fo:padding-top="0cm" fo:padding-bottom="0cm" fo:padding-left="0cm" fo:padding-right="0cm" fo:wrap-option="wrap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fo:min-height="15.006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fo:min-height="15.579cm" fo:padding-top="0cm" fo:padding-bottom="0cm" fo:padding-left="0cm" fo:padding-right="0cm" fo:wrap-option="wrap"/>
    </style:style>
    <style:style style:name="pr14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15" style:family="presentation" style:parent-style-name="Default-outline1">
      <style:graphic-properties draw:stroke="none" svg:stroke-width="0cm" draw:fill="none" draw:textarea-vertical-align="top" draw:auto-grow-height="true" draw:fit-to-size="false" fo:min-height="16.916cm" fo:padding-top="0cm" fo:padding-bottom="0cm" fo:padding-left="0cm" fo:padding-right="0cm" fo:wrap-option="wrap"/>
    </style:style>
    <style:style style:name="pr16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fo:min-height="13.18cm" fo:padding-top="0.123cm" fo:padding-bottom="0.123cm" fo:padding-left="0.251cm" fo:padding-right="0.251cm" fo:wrap-option="no-wrap"/>
    </style:style>
    <style:style style:name="pr18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wrap"/>
    </style:style>
    <style:style style:name="pr19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21" style:family="presentation" style:parent-style-name="Default-outline1">
      <style:graphic-properties draw:stroke="none" svg:stroke-width="0cm" draw:fill="none" draw:textarea-vertical-align="top" draw:auto-grow-height="true" draw:fit-to-size="false" fo:min-height="15.457cm" fo:padding-top="0.123cm" fo:padding-bottom="0.123cm" fo:padding-left="0.251cm" fo:padding-right="0.251cm" fo:wrap-option="no-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start" style:writing-mode="lr-tb"/>
    </style:style>
    <style:style style:name="P9" style:family="paragraph">
      <style:paragraph-properties fo:text-align="start" style:writing-mode="lr-tb"/>
      <style:text-properties fo:font-size="44pt"/>
    </style:style>
    <style:style style:name="P10" style:family="paragraph">
      <style:text-properties fo:font-size="36pt"/>
    </style:style>
    <style:style style:name="P11" style:family="paragraph">
      <loext:graphic-properties draw:fill="none" draw:fill-color="#ffffff"/>
      <style:text-properties fo:font-size="3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5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8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loext:graphic-properties draw:fill="solid" draw:fill-color="#aed1e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1" style:family="paragraph">
      <loext:graphic-properties draw:fill="solid" draw:fill-color="#47b8b8"/>
      <style:paragraph-properties fo:text-align="start" style:font-independent-line-spacing="true"/>
      <style:text-properties fo:font-size="18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3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5" style:family="paragraph">
      <style:paragraph-properties fo:margin-left="1.322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36" style:family="paragraph">
      <style:paragraph-properties fo:margin-left="2.116cm" fo:margin-right="0cm" fo:margin-top="0.212cm" fo:margin-bottom="0cm" fo:text-align="start" fo:text-indent="-0.793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8" style:family="paragraph">
      <style:paragraph-properties fo:margin-left="1.322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size="44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36pt"/>
    </style:style>
    <style:style style:name="T7" style:family="text">
      <style:text-properties fo:font-size="36pt" fo:font-weight="bold" style:font-weight-asian="bold" style:font-weight-complex="bold"/>
    </style:style>
    <style:style style:name="T8" style:family="text">
      <style:text-properties fo:color="#00cc00" fo:font-size="36pt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fo:font-size="36pt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use-window-font-color="true" fo:font-size="36pt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3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" style:font-size-complex="25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" style:font-size-complex="8pt" style:font-style-complex="normal" style:font-weight-complex="normal"/>
    </style:style>
    <style:style style:name="T18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19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" style:font-size-complex="8pt" style:font-style-complex="normal" style:font-weight-complex="bold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1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2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italic" style:text-underline-style="none" fo:font-weight="bold" style:font-size-asian="28pt" style:font-style-asian="italic" style:font-weight-asian="bold" style:font-name-complex="Tahoma" style:font-size-complex="28pt" style:font-style-complex="italic" style:font-weight-complex="bold"/>
    </style:style>
    <style:style style:name="T23" style:family="text">
      <style:text-properties fo:font-variant="normal" fo:text-transform="none" fo:color="#00206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7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9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32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33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36" style:family="text">
      <style:text-properties fo:font-variant="normal" fo:text-transform="none" fo:color="#80008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37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MS Gothic2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MS Gothic2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italic" style:text-underline-style="none" fo:font-weight="bold" style:font-name-asian="MS Gothic2" style:font-size-asian="24pt" style:font-style-asian="italic" style:font-weight-asian="bold" style:font-name-complex="Courier New1" style:font-size-complex="24pt" style:font-style-complex="italic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43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44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 xml:id="id1" draw:id="id1">
        <office:forms form:automatic-focus="false" form:apply-design-mode="false"/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Copying</text:span><text:span text:style-name="T2"><text:line-break/></text:span><text:span text:style-name="T2">Conversions</text:span><text:span text:style-name="T2"><text:line-break/></text:span><text:span text:style-name="T2">Friends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_5f_" presentation:presentation-page-layout-name="AL2T11" xml:id="id2" draw:id="id2">
        <office:forms form:automatic-focus="false" form:apply-design-mode="false"/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Copy Constructor</text:span><text:span text:style-name="T5"> (folder 1)</text:span></text:p>
          </draw:text-box>
        </draw:frame>
        <draw:frame draw:style-name="gr4" draw:text-style-name="P11" draw:layer="layout" svg:width="23.368cm" svg:height="10.205cm" svg:x="1.016cm" svg:y="3.556cm">
          <draw:text-box>
            <text:list text:style-name="L1">
              <text:list-item>
                <text:p xml:id="id3" text:id="id3" text:style-name="P10"><text:span text:style-name="T6">Called whenever an object of type T is </text:span><text:span text:style-name="T6">copied.</text:span></text:p>
              </text:list-item>
              <text:list-item>
                <text:p xml:id="id4" text:id="id4" text:style-name="P10"><text:span text:style-name="T6">Copy Constructor to class T</text:span><text:span text:style-name="T6"><text:line-break/></text:span><text:span text:style-name="T6">gets as argument </text:span><text:span text:style-name="T7">const T&amp; </text:span><text:span text:style-name="T8">(Why?)</text:span></text:p>
              </text:list-item>
              <text:list-item>
                <text:p xml:id="id5" text:id="id5" text:style-name="P10"><text:span text:style-name="T9">You should consider for each class </text:span><text:span text:style-name="T9">whether it needs </text:span><text:span text:style-name="T10">deep copy</text:span><text:span text:style-name="T9"> or </text:span><text:span text:style-name="T10">shallow </text:span><text:span text:style-name="T10">copy</text:span><text:span text:style-name="T9">.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t good for - 2" draw:style-name="dp1" draw:master-page-name="Default" xml:id="id6" draw:id="id6">
        <office:forms form:automatic-focus="false" form:apply-design-mode="false"/>
        <draw:frame draw:name="כותרת 1" presentation:style-name="pr5" draw:text-style-name="P4" draw:layer="layout" svg:width="21.478cm" svg:height="3.181cm" svg:x="3.364cm" svg:y="0.42cm" presentation:class="title" presentation:user-transformed="true">
          <draw:text-box>
            <text:p text:style-name="P13"><text:span text:style-name="T11">Rule of Three</text:span></text:p>
          </draw:text-box>
        </draw:frame>
        <draw:frame draw:name="מציין מיקום טקסט 2" presentation:style-name="pr6" draw:text-style-name="P17" draw:layer="layout" svg:width="24.01cm" svg:height="12.381cm" svg:x="0.832cm" svg:y="3.642cm" presentation:class="outline" presentation:user-transformed="true">
          <draw:text-box>
            <text:list text:style-name="L2">
              <text:list-header>
                <text:p text:style-name="P14"><text:span text:style-name="T12"/></text:p>
              </text:list-header>
              <text:list-item>
                <text:p text:style-name="P14"><text:span text:style-name="T12">A rule of thumb: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2">When you need to make a deep copy of an </text:span><text:span text:style-name="T12">object, you need to define all of thes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12">Copy constructor</text:span></text:p>
                      </text:list-item>
                      <text:list-item>
                        <text:p text:style-name="P15"><text:span text:style-name="T12">Destructor</text:span></text:p>
                      </text:list-item>
                      <text:list-item>
                        <text:p text:style-name="P15"><text:span text:style-name="T12">Operator =</text:span></text:p>
                      </text:list-item>
                    </text:list>
                  </text:list-item>
                  <text:list-item>
                    <text:p text:style-name="P14"><text:span text:style-name="T12">Or in other words:</text:span></text:p>
                  </text:list-item>
                </text:list>
              </text:list-item>
            </text:list>
            <text:p text:style-name="P16"><text:span text:style-name="T12">when you need one, you need all.</text:span></text:p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3" presentation:class="page"/>
          <draw:frame draw:name="מציין מיקום של הערות 2" presentation:style-name="pr7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 skeleton for deep copy" draw:style-name="dp4" draw:master-page-name="Default">
        <office:forms form:automatic-focus="false" form:apply-design-mode="false"/>
        <draw:custom-shape draw:name="מלבן 1" draw:style-name="gr5" draw:text-style-name="P18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6" draw:text-style-name="P19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5" draw:text-style-name="P4" draw:layer="layout" svg:width="21.478cm" svg:height="3.181cm" svg:x="2.899cm" svg:y="-0.478cm" presentation:class="title" presentation:user-transformed="true">
          <draw:text-box>
            <text:p text:style-name="P13"><text:span text:style-name="T11">A skeleton for deep copy</text:span></text:p>
          </draw:text-box>
        </draw:frame>
        <draw:custom-shape draw:name="מלבן 4" draw:style-name="gr7" draw:text-style-name="P20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8" draw:text-style-name="P17" draw:layer="layout" svg:width="27.107cm" svg:height="20.437cm" svg:x="0.635cm" svg:y="0.124cm" presentation:class="outline" presentation:user-transformed="true">
          <draw:text-box>
            <text:p text:style-name="P21"><text:span text:style-name="T12"/></text:p>
            <text:p text:style-name="P21"><text:span text:style-name="T12"/></text:p>
            <text:p text:style-name="P21"><text:span text:style-name="T13">// Copy constructor</text:span></text:p>
            <text:p text:style-name="P21"><text:span text:style-name="T14">A (const A&amp; other) : </text:span><text:span text:style-name="T15">init</text:span><text:span text:style-name="T14"> {</text:span></text:p>
            <text:p text:style-name="P22"><text:span text:style-name="T16">copy_other(other);</text:span></text:p>
            <text:p text:style-name="P21"><text:span text:style-name="T14">}</text:span></text:p>
            <text:p text:style-name="P21"><text:span text:style-name="T17"/></text:p>
            <text:p text:style-name="P21"><text:span text:style-name="T17"/></text:p>
            <text:p text:style-name="P21"><text:span text:style-name="T13">// </text:span><text:span text:style-name="T18">Operator = </text:span><text:span text:style-name="T19"><text:s/></text:span></text:p>
            <text:p text:style-name="P21"><text:span text:style-name="T14">A&amp; operator=(const A&amp; other) {</text:span></text:p>
            <text:p text:style-name="P22"><text:span text:style-name="T14">if (this!=&amp;other) { </text:span><text:span text:style-name="T18">// preventing problems in a=a</text:span></text:p>
            <text:p text:style-name="P22"><text:span text:style-name="T20"><text:s text:c="2"/></text:span><text:span text:style-name="T20">clear(); </text:span><text:span text:style-name="T15">init</text:span><text:span text:style-name="T20"> </text:span><text:span text:style-name="T21">// or recycle</text:span></text:p>
            <text:p text:style-name="P22"><text:span text:style-name="T16"><text:s text:c="2"/></text:span><text:span text:style-name="T16">copy_other(other);</text:span></text:p>
            <text:p text:style-name="P22"><text:span text:style-name="T14">} return *this; } </text:span><text:span text:style-name="T18">// allows a= b= c= …</text:span></text:p>
            <text:p text:style-name="P21"><text:span text:style-name="T12"/></text:p>
            <text:p text:style-name="P21"><text:span text:style-name="T12"/></text:p>
          </draw:text-box>
        </draw:frame>
        <draw:frame draw:name="מציין מיקום טקסט 6" presentation:style-name="pr9" draw:text-style-name="P17" draw:layer="layout" svg:width="8.4cm" svg:height="10.798cm" svg:x="12.3cm" svg:y="3.097cm" presentation:class="outline" presentation:user-transformed="true">
          <draw:text-box>
            <text:p text:style-name="P21"><text:span text:style-name="T18">// Destructor</text:span></text:p>
            <text:p text:style-name="P21"><text:span text:style-name="T14">~A() {</text:span></text:p>
            <text:p text:style-name="P22"><text:span text:style-name="T20">clear();</text:span></text:p>
            <text:p text:style-name="P21"><text:span text:style-name="T14">}</text:span></text:p>
            <text:p text:style-name="P21"><text:span text:style-name="T12"/></text:p>
            <text:p text:style-name="P21"><text:span text:style-name="T12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4" presentation:class="page"/>
          <draw:frame draw:name="מציין מיקום של הערות 2" presentation:style-name="pr7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tBuffer example" draw:style-name="dp4" draw:master-page-name="Default">
        <office:forms form:automatic-focus="false" form:apply-design-mode="false"/>
        <draw:frame draw:name="כותרת 3" presentation:style-name="pr5" draw:text-style-name="P4" draw:layer="layout" svg:width="21.478cm" svg:height="3.181cm" svg:x="2.899cm" svg:y="-0.478cm" presentation:class="title" presentation:user-transformed="true">
          <draw:text-box>
            <text:p text:style-name="P13"><text:span text:style-name="T11">IntBuffer example </text:span><text:span text:style-name="T22">(folder 2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7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++-11 Move ctor and assignment&#10;" draw:style-name="dp5" draw:master-page-name="Default">
        <office:forms form:automatic-focus="false" form:apply-design-mode="false"/>
        <draw:custom-shape draw:name="מלבן 2" draw:style-name="gr6" draw:text-style-name="P19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5" draw:text-style-name="P4" draw:layer="layout" svg:width="21.478cm" svg:height="3.181cm" svg:x="2.899cm" svg:y="-0.005cm" presentation:class="title" presentation:user-transformed="true">
          <draw:text-box>
            <text:p text:style-name="P13"><text:span text:style-name="T11">C++-11 Move ctor and assignment</text:span><text:span text:style-name="T11"><text:line-break/></text:span><text:span text:style-name="T11"/></text:p>
          </draw:text-box>
        </draw:frame>
        <draw:custom-shape draw:name="מלבן 4" draw:style-name="gr7" draw:text-style-name="P20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0" draw:text-style-name="P17" draw:layer="layout" svg:width="24.065cm" svg:height="15.859cm" svg:x="0.635cm" svg:y="3.175cm" presentation:class="outline" presentation:user-transformed="true">
          <draw:text-box>
            <text:p text:style-name="P21"><text:span text:style-name="T13">// Move constructor</text:span></text:p>
            <text:p text:style-name="P21"><text:span text:style-name="T14">A (const A&amp;&amp; other) {</text:span></text:p>
            <text:p text:style-name="P21"><text:span text:style-name="T14"><text:tab/></text:span><text:span text:style-name="T14"><text:tab/></text:span><text:span text:style-name="T14"><text:tab/></text:span><text:span text:style-name="T14">?</text:span></text:p>
            <text:p text:style-name="P21"><text:span text:style-name="T14">}</text:span></text:p>
            <text:p text:style-name="P21"><text:span text:style-name="T17"/></text:p>
            <text:p text:style-name="P21"><text:span text:style-name="T17"/></text:p>
            <text:p text:style-name="P21"><text:span text:style-name="T13"/></text:p>
            <text:p text:style-name="P21"><text:span text:style-name="T13">// Move o</text:span><text:span text:style-name="T18">perator = </text:span><text:span text:style-name="T19"><text:s/></text:span></text:p>
            <text:p text:style-name="P21"><text:span text:style-name="T14">A&amp; operator=(const A&amp;&amp; other) {</text:span></text:p>
            <text:p text:style-name="P22"><text:span text:style-name="T14"><text:s text:c="7"/></text:span><text:span text:style-name="T14">?</text:span></text:p>
            <text:p text:style-name="P22"><text:span text:style-name="T14">}</text:span></text:p>
            <text:p text:style-name="P21"><text:span text:style-name="T23">http://www.cprogramming.com/c++11/rvalue-</text:span><text:span text:style-name="T23">references-and-move-semantics-in-c++11.html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6" presentation:class="page"/>
          <draw:frame draw:name="מציין מיקום של הערות 2" presentation:style-name="pr7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 xml:id="id7" draw:id="id7">
        <office:forms form:automatic-focus="false" form:apply-design-mode="false"/>
        <draw:custom-shape draw:name="מציין מיקום של מספר שקופית 2" draw:style-name="gr8" draw:text-style-name="P2" draw:layer="layout" svg:width="1.203cm" svg:height="0.936cm" svg:x="24.196cm" svg:y="18.113cm">
          <text:p text:style-name="P23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1" draw:text-style-name="P4" draw:layer="layout" svg:width="21.478cm" svg:height="4.573cm" svg:x="1.899cm" svg:y="0.545cm" presentation:class="title" presentation:user-transformed="true">
          <draw:text-box>
            <text:p text:style-name="P13"><text:span text:style-name="T11">Conversions of types is done in two cases:</text:span><text:span text:style-name="T11"><text:line-break/></text:span><text:span text:style-name="T11"/></text:p>
          </draw:text-box>
        </draw:frame>
        <draw:frame draw:name="מציין מיקום טקסט 2" presentation:style-name="pr12" draw:text-style-name="P17" draw:layer="layout" svg:width="24.01cm" svg:height="15.006cm" svg:x="-0.101cm" svg:y="3.642cm" presentation:class="outline" presentation:user-transformed="true">
          <draw:text-box>
            <text:p text:style-name="P24"><text:span text:style-name="T12"/></text:p>
            <text:list text:style-name="L6">
              <text:list-item>
                <text:list>
                  <text:list-item>
                    <text:p text:style-name="P14"><text:span text:style-name="T12">Explicit casting (we'll learn more about it in next </text:span><text:span text:style-name="T12">lessons)</text:span></text:p>
                  </text:list-item>
                  <text:list-item>
                    <text:p text:style-name="P14"><text:span text:style-name="T12">When a function gets </text:span><text:span text:style-name="T25">X</text:span><text:span text:style-name="T12"> type while it was </text:span><text:span text:style-name="T12">expecting to get </text:span><text:span text:style-name="T26">Y</text:span><text:span text:style-name="T12"> type, and there is a casting </text:span><text:span text:style-name="T12">from </text:span><text:span text:style-name="T25">X </text:span><text:span text:style-name="T12">to</text:span><text:span text:style-name="T25"> </text:span><text:span text:style-name="T26">Y</text:span><text:span text:style-name="T12">:</text:span></text:p>
                  </text:list-item>
                </text:list>
              </text:list-item>
            </text:list>
            <text:p><text:span text:style-name="T12"/></text:p>
            <text:p text:style-name="P16"><text:span text:style-name="T12"><text:tab/></text:span><text:span text:style-name="T12">void foo(</text:span><text:span text:style-name="T26">Y y</text:span><text:span text:style-name="T12">)</text:span></text:p>
            <text:p text:style-name="P16"><text:span text:style-name="T12"><text:tab/></text:span><text:span text:style-name="T12">...</text:span></text:p>
            <text:p text:style-name="P16"><text:span text:style-name="T25"><text:tab/></text:span><text:span text:style-name="T25">X x</text:span><text:span text:style-name="T12">;</text:span></text:p>
            <text:p text:style-name="P16"><text:span text:style-name="T12"><text:tab/></text:span><text:span text:style-name="T12">foo(x); // a conversion from </text:span><text:span text:style-name="T25">X </text:span><text:span text:style-name="T12">to</text:span><text:span text:style-name="T25"> </text:span><text:span text:style-name="T26">Y</text:span><text:span text:style-name="T12"> is done</text:span></text:p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7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 xml:id="id8" draw:id="id8">
        <office:forms form:automatic-focus="false" form:apply-design-mode="false"/>
        <draw:custom-shape draw:name="מציין מיקום של מספר שקופית 2" draw:style-name="gr9" draw:text-style-name="P26" draw:layer="layout" svg:width="1.203cm" svg:height="0.936cm" svg:x="24.196cm" svg:y="18.113cm">
          <text:p text:style-name="P25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1" draw:text-style-name="P4" draw:layer="layout" svg:width="26.002cm" svg:height="4.573cm" svg:x="0.699cm" svg:y="0.545cm" presentation:class="title" presentation:user-transformed="true">
          <draw:text-box>
            <text:p text:style-name="P13"><text:span text:style-name="T11">Conversions danger: </text:span><text:span text:style-name="T11"><text:line-break/></text:span><text:span text:style-name="T11"><text:tab/></text:span><text:span text:style-name="T11">unexpected behavior</text:span><text:span text:style-name="T11"><text:line-break/></text:span><text:span text:style-name="T11"> </text:span></text:p>
          </draw:text-box>
        </draw:frame>
        <draw:frame draw:name="מציין מיקום טקסט 2" presentation:style-name="pr13" draw:text-style-name="P17" draw:layer="layout" svg:width="24.01cm" svg:height="15.579cm" svg:x="0.832cm" svg:y="3.642cm" presentation:class="outline" presentation:user-transformed="true">
          <draw:text-box>
            <text:p text:style-name="P21"><text:span text:style-name="T12"/></text:p>
            <text:p text:style-name="P24"><text:span text:style-name="T27">Buffer</text:span><text:span text:style-name="T28">(</text:span><text:span text:style-name="T29">size_t length</text:span><text:span text:style-name="T28">) // ctor</text:span></text:p>
            <text:p text:style-name="P21"><text:span text:style-name="T28">…</text:span></text:p>
            <text:p text:style-name="P24"><text:span text:style-name="T28">void foo(</text:span><text:span text:style-name="T27">const Buffer&amp; v</text:span><text:span text:style-name="T28">) // function</text:span></text:p>
            <text:p text:style-name="P24"><text:span text:style-name="T28">...</text:span></text:p>
            <text:p text:style-name="P24"><text:span text:style-name="T28">foo(</text:span><text:span text:style-name="T29">3</text:span><text:span text:style-name="T28">);</text:span><text:span text:style-name="T25"> </text:span><text:span text:style-name="T30">// Equivalent to: </text:span><text:span text:style-name="T28">foo(</text:span><text:span text:style-name="T27">Buffer(</text:span><text:span text:style-name="T29">3</text:span><text:span text:style-name="T27">)</text:span><text:span text:style-name="T28">)</text:span></text:p>
            <text:p text:style-name="P24"><text:span text:style-name="T30">// Did the user really wanted this?</text:span></text:p>
            <text:p text:style-name="P21"><text:span text:style-name="T28"/></text:p>
            <text:p text:style-name="P24"><text:span text:style-name="T31">The Buffer and the size_t objects are not </text:span><text:span text:style-name="T31">logically the same objects!</text:span></text:p>
            <text:p text:style-name="P21"><text:span text:style-name="T12"/></text:p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7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.cpp)" draw:style-name="dp1" draw:master-page-name="Default" xml:id="id9" draw:id="id9">
        <office:forms form:automatic-focus="false" form:apply-design-mode="false"/>
        <draw:custom-shape draw:name="מציין מיקום של מספר שקופית 2" draw:style-name="gr8" draw:text-style-name="P2" draw:layer="layout" svg:width="1.203cm" svg:height="0.936cm" svg:x="24.196cm" svg:y="18.113cm">
          <text:p text:style-name="P23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4" draw:text-style-name="P4" draw:layer="layout" svg:width="21.478cm" svg:height="2.925cm" svg:x="3.364cm" svg:y="0.547cm" presentation:class="title" presentation:user-transformed="true">
          <draw:text-box>
            <text:p text:style-name="P13"><text:span text:style-name="T11">Conversion example </text:span><text:span text:style-name="T32">(folder 4)</text:span></text:p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9" presentation:class="page"/>
          <draw:frame draw:name="מציין מיקום של הערות 2" presentation:style-name="pr7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 xml:id="id10" draw:id="id10">
        <office:forms form:automatic-focus="false" form:apply-design-mode="false"/>
        <draw:custom-shape draw:name="מציין מיקום של מספר שקופית 2" draw:style-name="gr8" draw:text-style-name="P2" draw:layer="layout" svg:width="1.203cm" svg:height="0.936cm" svg:x="24.196cm" svg:y="18.113cm">
          <text:p text:style-name="P23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5" draw:text-style-name="P4" draw:layer="layout" svg:width="21.478cm" svg:height="3.181cm" svg:x="3.364cm" svg:y="0.42cm" presentation:class="title" presentation:user-transformed="true">
          <draw:text-box>
            <text:p text:style-name="P13"><text:span text:style-name="T11">User defined conversion</text:span><text:span text:style-name="T32"> (folders 5,6)</text:span></text:p>
          </draw:text-box>
        </draw:frame>
        <draw:frame draw:name="מציין מיקום טקסט 2" presentation:style-name="pr15" draw:text-style-name="P17" draw:layer="layout" svg:width="24.01cm" svg:height="16.916cm" svg:x="0.754cm" svg:y="3.131cm" presentation:class="outline" presentation:user-transformed="true">
          <draw:text-box>
            <text:p text:style-name="P21"><text:span text:style-name="T12">class Fraction {</text:span></text:p>
            <text:p text:style-name="P22"><text:span text:style-name="T12">...</text:span></text:p>
            <text:p text:style-name="P22"><text:span text:style-name="T26">// double --&gt; Fraction conversion</text:span></text:p>
            <text:p text:style-name="P22"><text:span text:style-name="T26">Fraction (const double&amp; d) {</text:span></text:p>
            <text:p text:style-name="P27"><text:span text:style-name="T26">...</text:span></text:p>
            <text:p text:style-name="P22"><text:span text:style-name="T26">}</text:span></text:p>
            <text:p text:style-name="P22"><text:span text:style-name="T12">...</text:span></text:p>
            <text:p text:style-name="P22"><text:span text:style-name="T25">// Fraction --&gt; double conversion</text:span></text:p>
            <text:p text:style-name="P22"><text:span text:style-name="T25">operator double() const {</text:span></text:p>
            <text:p text:style-name="P27"><text:span text:style-name="T25">...</text:span></text:p>
            <text:p text:style-name="P22"><text:span text:style-name="T25">}</text:span></text:p>
            <text:p text:style-name="P22"><text:span text:style-name="T12">...</text:span></text:p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0" presentation:class="page"/>
          <draw:frame draw:name="מציין מיקום של הערות 2" presentation:style-name="pr7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 xml:id="id11" draw:id="id11">
        <office:forms form:automatic-focus="false" form:apply-design-mode="false"/>
        <draw:custom-shape draw:name="מציין מיקום של מספר שקופית 2" draw:style-name="gr9" draw:text-style-name="P26" draw:layer="layout" svg:width="1.203cm" svg:height="0.936cm" svg:x="24.196cm" svg:y="18.113cm">
          <text:p text:style-name="P25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5" draw:text-style-name="P28" draw:layer="layout" svg:width="23.318cm" svg:height="3.181cm" svg:x="1.524cm" svg:y="0.42cm" presentation:class="title" presentation:user-transformed="true">
          <draw:text-box>
            <text:p text:style-name="P13"><text:span text:style-name="T11">Operators ++ -- postfix prefix </text:span><text:span text:style-name="T33">(folder 7)</text:span></text:p>
          </draw:text-box>
        </draw:frame>
        <draw:custom-shape draw:name="צורה חופשית 2" draw:style-name="gr10" draw:text-style-name="P30" draw:layer="layout" svg:width="23.024cm" svg:height="14.481cm" svg:x="1.146cm" svg:y="3.597cm">
          <text:p text:style-name="P29"><text:span text:style-name="T34">// Prefix: ++n</text:span></text:p>
          <text:p text:style-name="P29"><text:span text:style-name="T34">HNum&amp;</text:span><text:span text:style-name="T35"> operator++</text:span><text:span text:style-name="T34">()</text:span><text:span text:style-name="T35"> {</text:span></text:p>
          <text:p text:style-name="P29"><text:span text:style-name="T35"><text:s/></text:span><text:span text:style-name="T35">code that adds one to this HNum</text:span></text:p>
          <text:p text:style-name="P29"><text:span text:style-name="T35"><text:s/></text:span><text:span text:style-name="T35">return *this; // return ref to curr</text:span></text:p>
          <text:p text:style-name="P29"><text:span text:style-name="T35">} <text:s text:c="7"/></text:span></text:p>
          <text:p text:style-name="P29"><text:span text:style-name="T35"/></text:p>
          <text:p text:style-name="P29"><text:span text:style-name="T36">// Postfix : n++</text:span></text:p>
          <text:p text:style-name="P29"><text:span text:style-name="T36">const HNum</text:span><text:span text:style-name="T35"> operator++</text:span><text:span text:style-name="T36">(int)</text:span><text:span text:style-name="T35"> {</text:span></text:p>
          <text:p text:style-name="P29"><text:span text:style-name="T35"><text:s/></text:span><text:span text:style-name="T35">Hnum cpy(*this); // calling copy ctor</text:span></text:p>
          <text:p text:style-name="P29"><text:span text:style-name="T35"><text:s/></text:span><text:span text:style-name="T35">code that adds one to this HNum</text:span></text:p>
          <text:p text:style-name="P29"><text:span text:style-name="T35"><text:s/></text:span><text:span text:style-name="T35">return cpy;</text:span></text:p>
          <text:p text:style-name="P29"><text:span text:style-name="T35">} <text:s text:c="6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11" draw:text-style-name="P31" draw:layer="layout" svg:width="10.794cm" svg:height="2.539cm" svg:x="13.97cm" svg:y="8.255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12" draw:text-style-name="P32" draw:layer="layout" svg:width="16.509cm" svg:height="2.875cm" svg:x="13.97cm" svg:y="8.255cm">
          <text:p text:style-name="P29"><text:span text:style-name="T37">A flag that makes</text:span></text:p>
          <text:p text:style-name="P29"><text:span text:style-name="T37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מציין מיקום של תמונת שקופית 1" draw:style-name="gr3" draw:layer="layout" svg:width="0cm" svg:height="0cm" svg:x="0.004cm" svg:y="0cm" draw:page-number="11" presentation:class="page"/>
          <draw:frame draw:name="מציין מיקום של הערות 2" presentation:style-name="pr7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xml:id="id12" draw:id="id12">
        <office:forms form:automatic-focus="false" form:apply-design-mode="false"/>
        <draw:frame draw:name="כותרת 1" presentation:style-name="pr5" draw:text-style-name="P28" draw:layer="layout" svg:width="23.318cm" svg:height="4.149cm" svg:x="1.524cm" svg:y="6.773cm" presentation:class="title" presentation:user-transformed="true">
          <draw:text-box>
            <text:p text:style-name="P13"><text:span text:style-name="T11">Operator Suffix </text:span><text:span text:style-name="T33">(folder 8)</text:span><text:span text:style-name="T33"><text:line-break/></text:span><text:span text:style-name="T33"><text:line-break/></text:span><text:span text:style-name="T11">Operator Comma </text:span><text:span text:style-name="T33">(folder 9)</text:span></text:p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מציין מיקום של תמונת שקופית 1" draw:style-name="gr3" draw:layer="layout" svg:width="0cm" svg:height="0cm" svg:x="0.004cm" svg:y="0cm" draw:page-number="12" presentation:class="page"/>
          <draw:frame draw:name="מציין מיקום של הערות 2" presentation:style-name="pr7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" draw:style-name="dp1" draw:master-page-name="Default" xml:id="id13" draw:id="id13">
        <office:forms form:automatic-focus="false" form:apply-design-mode="false"/>
        <draw:custom-shape draw:name="מציין מיקום של מספר שקופית 2" draw:style-name="gr8" draw:text-style-name="P2" draw:layer="layout" svg:width="1.203cm" svg:height="0.936cm" svg:x="24.196cm" svg:y="18.113cm">
          <text:p text:style-name="P23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6" draw:text-style-name="P4" draw:layer="layout" svg:width="21.478cm" svg:height="3.181cm" svg:x="1.905cm" svg:y="6.348cm" presentation:class="title" presentation:user-transformed="true">
          <draw:text-box>
            <text:p text:style-name="P3"><text:span text:style-name="T11">friend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3" presentation:class="page"/>
          <draw:frame draw:name="מציין מיקום של הערות 2" presentation:style-name="pr7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" draw:style-name="dp1" draw:master-page-name="Default" xml:id="id14" draw:id="id14">
        <office:forms form:automatic-focus="false" form:apply-design-mode="false"/>
        <draw:custom-shape draw:name="מציין מיקום של מספר שקופית 2" draw:style-name="gr8" draw:text-style-name="P2" draw:layer="layout" svg:width="1.203cm" svg:height="0.936cm" svg:x="24.196cm" svg:y="18.113cm">
          <text:p text:style-name="P23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17" draw:text-style-name="P17" draw:layer="layout" svg:width="24.349cm" svg:height="13.426cm" svg:x="0.832cm" svg:y="3.184cm" presentation:class="outline" presentation:user-transformed="true">
          <draw:text-box>
            <text:p text:style-name="P33"><text:span text:style-name="T12"/></text:p>
            <text:p text:style-name="P33"><text:span text:style-name="T12">Friend function in a class:</text:span></text:p>
            <text:list text:style-name="L7">
              <text:list-item>
                <text:list>
                  <text:list-item>
                    <text:p text:style-name="P34"><text:span text:style-name="T12">Not a method of the class</text:span></text:p>
                  </text:list-item>
                  <text:list-item>
                    <text:p text:style-name="P34"><text:span text:style-name="T12">Have access to the class’s private and protected </text:span></text:p>
                  </text:list-item>
                </text:list>
              </text:list-item>
            </text:list>
            <text:p text:style-name="P35"><text:span text:style-name="T12">data members</text:span></text:p>
            <text:list text:continue-numbering="true" text:style-name="L7">
              <text:list-item>
                <text:list>
                  <text:list-item>
                    <text:p text:style-name="P34"><text:span text:style-name="T12">Defined inside the class scope</text:span></text:p>
                  </text:list-item>
                </text:list>
              </text:list-item>
            </text:list>
            <text:p text:style-name="P24"><text:span text:style-name="T12"/></text:p>
            <text:p text:style-name="P24"><text:span text:style-name="T12">Used properly does not break encapsulation</text:span></text:p>
            <text:p text:style-name="P36"><text:span text:style-name="T12"/></text:p>
            <text:p text:style-name="P36"><text:span text:style-name="T38"/></text:p>
          </draw:text-box>
        </draw:frame>
        <draw:frame draw:name="כותרת 2" presentation:style-name="pr18" draw:text-style-name="P4" draw:layer="layout" svg:width="24.842cm" svg:height="3.427cm" svg:x="0cm" svg:y="0.296cm" presentation:class="title" presentation:user-transformed="true">
          <draw:text-box>
            <text:p text:style-name="P3"><text:span text:style-name="T11">friend functions</text:span></text:p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4" presentation:class="page"/>
          <draw:frame draw:name="מציין מיקום של הערות 2" presentation:style-name="pr7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 example:&#10;Complex revisited" draw:style-name="dp1" draw:master-page-name="Default" xml:id="id15" draw:id="id15">
        <office:forms form:automatic-focus="false" form:apply-design-mode="false"/>
        <draw:custom-shape draw:name="מציין מיקום של מספר שקופית 2" draw:style-name="gr8" draw:text-style-name="P2" draw:layer="layout" svg:width="1.203cm" svg:height="0.936cm" svg:x="24.196cm" svg:y="18.113cm">
          <text:p text:style-name="P23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9" draw:text-style-name="P4" draw:layer="layout" svg:width="16.108cm" svg:height="3.427cm" svg:x="1.499cm" svg:y="0.673cm" presentation:class="title" presentation:user-transformed="true">
          <draw:text-box>
            <text:p text:style-name="P13"><text:span text:style-name="T11">friend functions example:</text:span><text:span text:style-name="T11"><text:line-break/></text:span><text:span text:style-name="T11">Complex revisited</text:span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5" presentation:class="page"/>
          <draw:frame draw:name="מציין מיקום של הערות 2" presentation:style-name="pr7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lide22" draw:style-name="dp1" draw:master-page-name="Default" xml:id="id16" draw:id="id16">
        <office:forms form:automatic-focus="false" form:apply-design-mode="false"/>
        <draw:custom-shape draw:name="מציין מיקום של מספר שקופית 2" draw:style-name="gr8" draw:text-style-name="P2" draw:layer="layout" svg:width="1.203cm" svg:height="0.936cm" svg:x="24.196cm" svg:y="18.113cm">
          <text:p text:style-name="P23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0" draw:text-style-name="P17" draw:layer="layout" svg:width="22.505cm" svg:height="11.044cm" svg:x="0.899cm" svg:y="3.924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37"><text:span text:style-name="T12">A class can allow other classes to access its </text:span></text:p>
                  </text:list-item>
                </text:list>
              </text:list-item>
            </text:list>
            <text:p text:style-name="P38"><text:span text:style-name="T12">private data members</text:span></text:p>
            <text:list text:continue-numbering="true" text:style-name="L8">
              <text:list-item>
                <text:list>
                  <text:list-item>
                    <text:p text:style-name="P37"><text:span text:style-name="T39">QUESTION: Is the friendship link one-sided or </text:span><text:span text:style-name="T39">two-sided? I.e:</text:span></text:p>
                    <text:list>
                      <text:list-item>
                        <text:p><text:span text:style-name="T39">Suppose class A is a friend of class B.</text:span></text:p>
                      </text:list-item>
                      <text:list-item>
                        <text:p><text:span text:style-name="T39">Does it mean that class B is a friend of A?</text:span></text:p>
                      </text:list-item>
                    </text:list>
                  </text:list-item>
                </text:list>
              </text:list-item>
            </text:list>
            <text:p text:style-name="P36"><text:span text:style-name="T40"/></text:p>
          </draw:text-box>
        </draw:frame>
        <draw:custom-shape draw:name="כותרת 2" draw:style-name="gr13" draw:text-style-name="P4" draw:layer="layout" svg:width="8.976cm" svg:height="1.772cm" svg:x="3.403cm" svg:y="1.123cm">
          <text:p text:style-name="P39"><text:span text:style-name="T11">friend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6" presentation:class="page"/>
          <draw:frame draw:name="מציין מיקום של הערות 2" presentation:style-name="pr7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classes - example" draw:style-name="dp1" draw:master-page-name="Default" xml:id="id17" draw:id="id17">
        <office:forms form:automatic-focus="false" form:apply-design-mode="false"/>
        <draw:custom-shape draw:name="מציין מיקום של מספר שקופית 2" draw:style-name="gr8" draw:text-style-name="P2" draw:layer="layout" svg:width="1.203cm" svg:height="0.936cm" svg:x="24.196cm" svg:y="18.113cm">
          <text:p text:style-name="P23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1" draw:text-style-name="P17" draw:layer="layout" svg:width="24.01cm" svg:height="15.703cm" svg:x="0.832cm" svg:y="3.184cm" presentation:class="outline" presentation:user-transformed="true">
          <draw:text-box>
            <text:p text:style-name="P40"><text:span text:style-name="T41"><text:s/></text:span><text:span text:style-name="T42">class IntTree {</text:span></text:p>
            <text:p text:style-name="P36"><text:span text:style-name="T42"><text:tab/></text:span><text:span text:style-name="T42">…</text:span></text:p>
            <text:p text:style-name="P36"><text:span text:style-name="T42"><text:tab/></text:span><text:span text:style-name="T43">friend</text:span><text:span text:style-name="T42"> class IntTreeIterator;</text:span></text:p>
            <text:p text:style-name="P21"><text:span text:style-name="T42">};</text:span></text:p>
            <text:p text:style-name="P36"><text:span text:style-name="T44"/></text:p>
            <text:p text:style-name="P36"><text:span text:style-name="T44"/></text:p>
            <text:p text:style-name="P21"><text:span text:style-name="T45">// TreeIterator can access Tree's data members</text:span></text:p>
            <text:p text:style-name="P21"><text:span text:style-name="T42">IntTreeIterator&amp; IntTreeIterator::operator++() </text:span><text:span text:style-name="T46">{</text:span></text:p>
            <text:p text:style-name="P36"><text:span text:style-name="T46"><text:s text:c="4"/></text:span><text:span text:style-name="T46">...</text:span></text:p>
            <text:p text:style-name="P36"><text:span text:style-name="T42"><text:tab/></text:span><text:span text:style-name="T42">return *this;</text:span></text:p>
            <text:p text:style-name="P21"><text:span text:style-name="T42">}</text:span></text:p>
          </draw:text-box>
        </draw:frame>
        <draw:frame draw:name="כותרת 2" presentation:style-name="pr19" draw:text-style-name="P4" draw:layer="layout" svg:width="15.325cm" svg:height="3.427cm" svg:x="3.364cm" svg:y="0.296cm" presentation:class="title" presentation:user-transformed="true">
          <draw:text-box>
            <text:p text:style-name="P13"><text:span text:style-name="T11">friend classes - example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7" presentation:class="page"/>
          <draw:frame draw:name="מציין מיקום של הערות 2" presentation:style-name="pr7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</text:span><text:span text:style-name="MT5">לערוך סגנונות טקסט של תבנית </text:span><text:span text:style-name="MT5">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office:forms form:automatic-focus="false" form:apply-design-mode="false"/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</text:span><text:span text:style-name="MT8">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06</meta:editing-cycles>
    <meta:print-date>2006-12-12T13:43:12</meta:print-date>
    <meta:creation-date>2002-10-18T11:19:22</meta:creation-date>
    <dc:date>2018-04-11T10:30:21.125896521</dc:date>
    <meta:editing-duration>P3DT36M45S</meta:editing-duration>
    <meta:generator>LibreOffice/5.1.6.2$Linux_X86_64 LibreOffice_project/10m0$Build-2</meta:generator>
    <meta:document-statistic meta:object-count="13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